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text-indent="0.25in"/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P7" style:parent-style-name="Normal" style:list-style-name="LFO1" style:family="paragraph"/>
    <style:style style:name="P8" style:parent-style-name="Normal" style:list-style-name="LFO1" style:family="paragraph"/>
    <style:style style:name="P9" style:parent-style-name="Normal" style:list-style-name="LFO1" style:family="paragraph"/>
    <style:style style:name="P10" style:parent-style-name="Normal" style:family="paragraph">
      <style:paragraph-properties fo:text-indent="0.25in"/>
      <style:text-properties fo:font-weight="bold" style:font-weight-asian="bold" style:font-weight-complex="bold"/>
    </style:style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  <style:style style:name="P17" style:parent-style-name="ListParagraph" style:list-style-name="LFO1" style:family="paragraph"/>
    <style:style style:name="P1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" style:parent-style-name="Normal" style:family="paragraph">
      <style:paragraph-properties fo:margin-left="0.25in">
        <style:tab-stops/>
      </style:paragraph-properties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list-style-name="LFO2" style:family="paragraph">
      <style:paragraph-properties fo:margin-left="0.75in">
        <style:tab-stops>
          <style:tab-stop style:type="left" style:position="0in"/>
        </style:tab-stops>
      </style:paragraph-properties>
    </style:style>
    <style:style style:name="P22" style:parent-style-name="Normal" style:list-style-name="LFO2" style:family="paragraph">
      <style:paragraph-properties fo:margin-left="0.75in">
        <style:tab-stops>
          <style:tab-stop style:type="left" style:position="0in"/>
        </style:tab-stops>
      </style:paragraph-properties>
    </style:style>
    <style:style style:name="P23" style:parent-style-name="Normal" style:list-style-name="LFO2" style:family="paragraph">
      <style:paragraph-properties fo:margin-left="0.75in">
        <style:tab-stops>
          <style:tab-stop style:type="left" style:position="0in"/>
        </style:tab-stops>
      </style:paragraph-properties>
    </style:style>
    <style:style style:name="P24" style:parent-style-name="Normal" style:list-style-name="LFO2" style:family="paragraph">
      <style:paragraph-properties fo:margin-left="0.75in">
        <style:tab-stops>
          <style:tab-stop style:type="left" style:position="0in"/>
        </style:tab-stops>
      </style:paragraph-properties>
    </style:style>
    <style:style style:name="P25" style:parent-style-name="Normal" style:list-style-name="LFO2" style:family="paragraph">
      <style:paragraph-properties fo:margin-left="0.75in">
        <style:tab-stops>
          <style:tab-stop style:type="left" style:position="0in"/>
        </style:tab-stops>
      </style:paragraph-properties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list-style-name="LFO3" style:family="paragraph"/>
    <style:style style:name="P28" style:parent-style-name="Normal" style:list-style-name="LFO3" style:family="paragraph"/>
    <style:style style:name="P29" style:parent-style-name="Normal" style:list-style-name="LFO3" style:family="paragraph"/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list-style-name="LFO4" style:family="paragraph"/>
    <style:style style:name="P32" style:parent-style-name="Normal" style:list-style-name="LFO4" style:family="paragraph"/>
    <style:style style:name="P33" style:parent-style-name="Normal" style:family="paragraph">
      <style:paragraph-properties fo:text-indent="0.25in"/>
      <style:text-properties fo:font-weight="bold" style:font-weight-asian="bold" style:font-weight-complex="bold"/>
    </style:style>
    <style:style style:name="P34" style:parent-style-name="Normal" style:list-style-name="LFO5" style:family="paragraph"/>
    <style:style style:name="P35" style:parent-style-name="Normal" style:list-style-name="LFO5" style:family="paragraph"/>
    <style:style style:name="P36" style:parent-style-name="Normal" style:family="paragraph">
      <style:paragraph-properties fo:text-indent="0.25in"/>
      <style:text-properties fo:font-weight="bold" style:font-weight-asian="bold" style:font-weight-complex="bold"/>
    </style:style>
    <style:style style:name="P37" style:parent-style-name="ListParagraph" style:list-style-name="LFO5" style:family="paragraph"/>
    <style:style style:name="P38" style:parent-style-name="ListParagraph" style:list-style-name="LFO5" style:family="paragraph"/>
    <style:style style:name="P39" style:parent-style-name="ListParagraph" style:list-style-name="LFO5" style:family="paragraph"/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ListParagraph" style:list-style-name="LFO5" style:family="paragraph"/>
    <style:style style:name="P42" style:parent-style-name="ListParagraph" style:list-style-name="LFO5" style:family="paragraph"/>
    <style:style style:name="P43" style:parent-style-name="ListParagraph" style:list-style-name="LFO5" style:family="paragraph"/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ListParagraph" style:list-style-name="LFO6" style:family="paragraph"/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7" style:family="paragraph">
      <style:paragraph-properties>
        <style:tab-stops>
          <style:tab-stop style:type="left" style:position="-1.75in"/>
          <style:tab-stop style:type="left" style:position="-1.5in"/>
        </style:tab-stops>
      </style:paragraph-properties>
    </style:style>
    <style:style style:name="P48" style:parent-style-name="Normal" style:list-style-name="LFO7" style:family="paragraph">
      <style:paragraph-properties>
        <style:tab-stops>
          <style:tab-stop style:type="left" style:position="-1.75in"/>
          <style:tab-stop style:type="left" style:position="-1.5in"/>
        </style:tab-stops>
      </style:paragraph-properties>
    </style:style>
    <style:style style:name="P49" style:parent-style-name="Normal" style:list-style-name="LFO7" style:family="paragraph">
      <style:paragraph-properties>
        <style:tab-stops>
          <style:tab-stop style:type="left" style:position="-1.75in"/>
          <style:tab-stop style:type="left" style:position="-1.5in"/>
        </style:tab-stops>
      </style:paragraph-properties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Test Document for NatwestCushon_Automation_Test</text:p>
      <text:p text:style-name="P2"/>
      <text:p text:style-name="Normal"><text:span text:style-name="T3">1. Introduction</text:span><text:line-break/>This document describes the testing approach for the NatwestCushon_Automation_Test project, including the test strategy, test scenarios, execution steps, and<text:s/>reporting.</text:p>
      <text:p text:style-name="P4">2. Test Strategy</text:p>
      <text:p text:style-name="P5">2.1 Scope of Testing</text:p>
      <text:list text:style-name="LFO1" text:continue-numbering="true">
        <text:list-item>
          <text:p text:style-name="P6">UI Testing: Tests the web app’s functionality with Selenium WebDriver.</text:p>
        </text:list-item>
        <text:list-item>
          <text:p text:style-name="P7">API Testing: Verifies API responses using RestSharp.</text:p>
        </text:list-item>
        <text:list-item>
          <text:p text:style-name="P8">Regression Testing: Ensures existing features work after updates.</text:p>
        </text:list-item>
        <text:list-item>
          <text:p text:style-name="P9">Smoke Testing: Basic checks of key features before detailed testing.</text:p>
        </text:list-item>
      </text:list>
      <text:p text:style-name="P10">2.2 Tools &amp; Frameworks Used</text:p>
      <text:list text:style-name="LFO1" text:continue-numbering="true">
        <text:list-item>
          <text:p text:style-name="P11">Selenium: UI automation across multiple browsers.</text:p>
        </text:list-item>
        <text:list-item>
          <text:p text:style-name="P12">NUnit: Test automation framework.</text:p>
        </text:list-item>
        <text:list-item>
          <text:p text:style-name="P13">Reqnroll: BDD-style test automation.</text:p>
        </text:list-item>
        <text:list-item>
          <text:p text:style-name="P14">RestSharp: API requests and assertions.</text:p>
        </text:list-item>
        <text:list-item>
          <text:p text:style-name="P15">ExtentReports: HTML test reporting with screenshots.</text:p>
        </text:list-item>
        <text:list-item>
          <text:p text:style-name="P16">WebDriverHelpers: Browser configurations (Chrome, Firefox, Edge).</text:p>
        </text:list-item>
        <text:list-item>
          <text:p text:style-name="P17">ConfigManager: Manage configurations from runsettings.json.3. Test Scenarios &amp; Coverage</text:p>
        </text:list-item>
      </text:list>
      <text:p text:style-name="P18">3. Features</text:p>
      <text:p text:style-name="P19"><text:s text:c="2"/><text:span text:style-name="T20">3.1.UI Automation:</text:span></text:p>
      <text:list text:style-name="LFO2" text:continue-numbering="true">
        <text:list-item>
          <text:p text:style-name="P21">Feature Files in<text:s/>Features folder.</text:p>
        </text:list-item>
        <text:list-item>
          <text:p text:style-name="P22">Step Definition to implement the plain text from feature files</text:p>
        </text:list-item>
        <text:list-item>
          <text:p text:style-name="P23">Page Object Model: LoginPage, HomePage, BasketPage and BrowseSweetsPage.</text:p>
        </text:list-item>
        <text:list-item>
          <text:p text:style-name="P24">Cross Browser testing: Chrome, Gecko, Edge.</text:p>
        </text:list-item>
        <text:list-item>
          <text:p text:style-name="P25">Test Reporting: Detailed HTML reports with screenshots in TestResults folder</text:p>
        </text:list-item>
      </text:list>
      <text:p text:style-name="P26"><text:s text:c="10"/>3.2. API Testing:</text:p>
      <text:list text:style-name="LFO3" text:continue-numbering="true">
        <text:list-item>
          <text:p text:style-name="P27">Feature files, StepDefinition and ApiTest.cs file in APITest folder.</text:p>
        </text:list-item>
        <text:list-item>
          <text:p text:style-name="P28">API tests written using RestSharp.</text:p>
        </text:list-item>
        <text:list-item>
          <text:p text:style-name="P29">API Endpoints Test scenarios: All APIs covered including Token based authentication implementation, data validation, distance calculations and error handling.</text:p>
        </text:list-item>
      </text:list>
      <text:p text:style-name="P30"><text:s text:c="9"/>3.3. Configuration Management:</text:p>
      <text:list text:style-name="LFO4" text:continue-numbering="true">
        <text:list-item>
          <text:p text:style-name="P31">runsettings.json stores test configurations.</text:p>
        </text:list-item>
        <text:list-item>
          <text:p text:style-name="P32">ConfigManager.cs reads the configuration during test execution.</text:p>
        </text:list-item>
      </text:list>
      <text:p text:style-name="P33">3.4. Hooks<text:s/>&amp; Reporting:</text:p>
      <text:list text:style-name="LFO5" text:continue-numbering="true">
        <text:list-item>
          <text:p text:style-name="P34">Hooks for initialization and clean-up in TestHooks.cs.</text:p>
        </text:list-item>
        <text:list-item>
          <text:p text:style-name="P35">ExtentReports for generating detailed test reports.</text:p>
        </text:list-item>
      </text:list>
      <text:p text:style-name="P36"><text:s/>3.5. WebDriverFactory:<text:s/></text:p>
      <text:list text:style-name="LFO5" text:continue-numbering="true">
        <text:list-item>
          <text:p text:style-name="P37">Creates and sets up browsers (Chrome, Firefox, Edge) for automated testing.</text:p>
        </text:list-item>
        <text:list-item>
          <text:p text:style-name="P38">Supports local or remote testing and headless (no window) mode.</text:p>
        </text:list-item>
        <text:list-item>
          <text:p text:style-name="P39">Configures settings like wait time, cookie handling, and browser window size.</text:p>
        </text:list-item>
      </text:list>
      <text:p text:style-name="Normal"/>
      <text:p text:style-name="P40">4. Test Execution</text:p>
      <text:list text:style-name="LFO5" text:continue-numbering="true">
        <text:list-item>
          <text:p text:style-name="P41">Open the project in Visual Studio 2022.</text:p>
        </text:list-item>
        <text:list-item>
          <text:p text:style-name="P42">Navigate to Test Explorer (Test &gt; Windows &gt; Test Explorer).</text:p>
        </text:list-item>
        <text:list-item>
          <text:p text:style-name="P43">Click Run All to run all tests, or select individual tests to run.</text:p>
        </text:list-item>
      </text:list>
      <text:p text:style-name="P44">5.<text:s/>Bug Report Document for Test Execution</text:p>
      <text:list text:style-name="LFO6" text:continue-numbering="true">
        <text:list-item>
          <text:p text:style-name="P45">A separate bug report has been attached.</text:p>
        </text:list-item>
      </text:list>
      <text:p text:style-name="P46">6. Test Reporting</text:p>
      <text:list text:style-name="LFO7" text:continue-numbering="true">
        <text:list-item>
          <text:p text:style-name="P47">Results are stored in the TestResults folder.</text:p>
        </text:list-item>
        <text:list-item>
          <text:p text:style-name="P48">HTML reports are generated by ExtentReports (index.html).</text:p>
        </text:list-item>
        <text:list-item>
          <text:p text:style-name="P49">Screenshots of failed tests are saved in<text:s/>TestResults/Screenshots.</text:p>
        </text:list-item>
      </text:list>
      <text:p text:style-name="Normal"><text:span text:style-name="T50">7</text:span><text:span text:style-name="T51">. Conclusion</text:span><text:line-break/>This document outlines the automation testing approach, execution steps, and reporting. The framework validates UI and API functionalities efficiently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manvi Mahankali</meta:initial-creator>
    <dc:creator>Samanvi Mahankali</dc:creator>
    <meta:creation-date>2025-02-23T18:02:00Z</meta:creation-date>
    <dc:date>2025-02-23T20:25:00Z</dc:date>
    <meta:template xlink:href="Normal" xlink:type="simple"/>
    <meta:editing-cycles>7</meta:editing-cycles>
    <meta:editing-duration>PT3960S</meta:editing-duration>
    <meta:document-statistic meta:page-count="1" meta:paragraph-count="5" meta:word-count="401" meta:character-count="2684" meta:row-count="19" meta:non-whitespace-character-count="2288"/>
  </office:meta>
</office:document-meta>
</file>